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bottom="0in" style:line-height-at-least="0.1979in" fo:background-color="#1B2B34"/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P3" style:parent-style-name="Normal" style:family="paragraph">
      <style:paragraph-properties fo:margin-bottom="0in" style:line-height-at-least="0.1979in" fo:background-color="#1B2B34"/>
      <style:text-properties style:font-name="Consolas" style:font-name-asian="Times New Roman" fo:color="#CDD3DE" fo:font-size="10.5pt" style:font-size-asian="10.5pt" style:font-size-complex="10.5pt" style:language-asian="fr" style:country-asian="FR"/>
    </style:style>
    <style:style style:name="P4" style:parent-style-name="Normal" style:family="paragraph">
      <style:paragraph-properties fo:margin-bottom="0in" style:line-height-at-least="0.1979in" fo:background-color="#1B2B34"/>
    </style:style>
    <style:style style:name="T5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P6" style:parent-style-name="Normal" style:family="paragraph">
      <style:paragraph-properties fo:margin-bottom="0in" style:line-height-at-least="0.1979in" fo:background-color="#1B2B34"/>
    </style:style>
    <style:style style:name="T7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P8" style:parent-style-name="Normal" style:family="paragraph">
      <style:paragraph-properties fo:margin-bottom="0in" style:line-height-at-least="0.1979in" fo:background-color="#1B2B34"/>
    </style:style>
    <style:style style:name="T9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P10" style:parent-style-name="Normal" style:family="paragraph">
      <style:paragraph-properties fo:margin-bottom="0in" style:line-height-at-least="0.1979in" fo:background-color="#1B2B34"/>
    </style:style>
    <style:style style:name="T11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P12" style:parent-style-name="Normal" style:family="paragraph">
      <style:paragraph-properties fo:margin-bottom="0in" style:line-height-at-least="0.1979in" fo:background-color="#1B2B34"/>
    </style:style>
    <style:style style:name="T13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P14" style:parent-style-name="Normal" style:family="paragraph">
      <style:paragraph-properties fo:margin-bottom="0in" style:line-height-at-least="0.1979in" fo:background-color="#1B2B34"/>
    </style:style>
    <style:style style:name="T15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P16" style:parent-style-name="Normal" style:family="paragraph">
      <style:paragraph-properties fo:margin-bottom="0in" style:line-height-at-least="0.1979in" fo:background-color="#1B2B34"/>
    </style:style>
    <style:style style:name="T17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P18" style:parent-style-name="Normal" style:family="paragraph">
      <style:paragraph-properties fo:margin-bottom="0in" style:line-height-at-least="0.1979in" fo:background-color="#1B2B34"/>
    </style:style>
    <style:style style:name="T19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P20" style:parent-style-name="Normal" style:family="paragraph">
      <style:paragraph-properties fo:margin-bottom="0in" style:line-height-at-least="0.1979in" fo:background-color="#1B2B34"/>
    </style:style>
    <style:style style:name="T21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P22" style:parent-style-name="Normal" style:family="paragraph">
      <style:paragraph-properties fo:margin-bottom="0in" style:line-height-at-least="0.1979in" fo:background-color="#1B2B34"/>
    </style:style>
    <style:style style:name="T23" style:parent-style-name="Policepardéfaut" style:family="text">
      <style:text-properties style:font-name="Consolas" style:font-name-asian="Times New Roman" fo:color="#99C794" fo:font-size="10.5pt" style:font-size-asian="10.5pt" style:font-size-complex="10.5pt" fo:language="en" fo:country="US" style:language-asian="fr" style:country-asian="FR"/>
    </style:style>
    <style:style style:name="P24" style:parent-style-name="Normal" style:family="paragraph">
      <style:paragraph-properties fo:margin-bottom="0in" style:line-height-at-least="0.1979in" fo:background-color="#1B2B34"/>
    </style:style>
    <style:style style:name="T25" style:parent-style-name="Policepardéfaut" style:family="text">
      <style:text-properties style:font-name="Consolas" style:font-name-asian="Times New Roman" fo:color="#99C794" fo:font-size="10.5pt" style:font-size-asian="10.5pt" style:font-size-complex="10.5pt" fo:language="en" fo:country="US" style:language-asian="fr" style:country-asian="FR"/>
    </style:style>
    <style:style style:name="P26" style:parent-style-name="Normal" style:family="paragraph">
      <style:paragraph-properties fo:margin-bottom="0in" style:line-height-at-least="0.1979in" fo:background-color="#1B2B34"/>
    </style:style>
    <style:style style:name="T27" style:parent-style-name="Policepardéfaut" style:family="text">
      <style:text-properties style:font-name="Consolas" style:font-name-asian="Times New Roman" fo:color="#99C794" fo:font-size="10.5pt" style:font-size-asian="10.5pt" style:font-size-complex="10.5pt" fo:language="en" fo:country="US" style:language-asian="fr" style:country-asian="FR"/>
    </style:style>
    <style:style style:name="P28" style:parent-style-name="Normal" style:family="paragraph">
      <style:paragraph-properties fo:margin-bottom="0in" style:line-height-at-least="0.1979in" fo:background-color="#1B2B34"/>
    </style:style>
    <style:style style:name="T29" style:parent-style-name="Policepardéfaut" style:family="text">
      <style:text-properties style:font-name="Consolas" style:font-name-asian="Times New Roman" fo:color="#99C794" fo:font-size="10.5pt" style:font-size-asian="10.5pt" style:font-size-complex="10.5pt" fo:language="en" fo:country="US" style:language-asian="fr" style:country-asian="FR"/>
    </style:style>
    <style:style style:name="P30" style:parent-style-name="Normal" style:family="paragraph">
      <style:paragraph-properties fo:margin-bottom="0in" style:line-height-at-least="0.1979in" fo:background-color="#1B2B34"/>
    </style:style>
    <style:style style:name="T31" style:parent-style-name="Policepardéfaut" style:family="text">
      <style:text-properties style:font-name="Consolas" style:font-name-asian="Times New Roman" fo:color="#99C794" fo:font-size="10.5pt" style:font-size-asian="10.5pt" style:font-size-complex="10.5pt" fo:language="en" fo:country="US" style:language-asian="fr" style:country-asian="FR"/>
    </style:style>
    <style:style style:name="T32" style:parent-style-name="Policepardéfaut" style:family="text">
      <style:text-properties style:font-name="Consolas" style:font-name-asian="Times New Roman" fo:color="#5FB3B3" fo:font-size="10.5pt" style:font-size-asian="10.5pt" style:font-size-complex="10.5pt" fo:language="en" fo:country="US" style:language-asian="fr" style:country-asian="FR"/>
    </style:style>
    <style:style style:name="T33" style:parent-style-name="Policepardéfaut" style:family="text">
      <style:text-properties style:font-name="Consolas" style:font-name-asian="Times New Roman" fo:color="#CDD3DE" fo:font-size="10.5pt" style:font-size-asian="10.5pt" style:font-size-complex="10.5pt" fo:language="en" fo:country="US" style:language-asian="fr" style:country-asian="FR"/>
    </style:style>
    <style:style style:name="T34" style:parent-style-name="Policepardéfaut" style:family="text">
      <style:text-properties style:font-name="Consolas" style:font-name-asian="Times New Roman" fo:color="#5FB3B3" fo:font-size="10.5pt" style:font-size-asian="10.5pt" style:font-size-complex="10.5pt" fo:language="en" fo:country="US" style:language-asian="fr" style:country-asian="FR"/>
    </style:style>
    <style:style style:name="T35" style:parent-style-name="Policepardéfaut" style:family="text">
      <style:text-properties style:font-name="Consolas" style:font-name-asian="Times New Roman" fo:color="#99C794" fo:font-size="10.5pt" style:font-size-asian="10.5pt" style:font-size-complex="10.5pt" fo:language="en" fo:country="US" style:language-asian="fr" style:country-asian="FR"/>
    </style:style>
    <style:style style:name="T36" style:parent-style-name="Policepardéfaut" style:family="text">
      <style:text-properties style:font-name="Consolas" style:font-name-asian="Times New Roman" fo:color="#5FB3B3" fo:font-size="10.5pt" style:font-size-asian="10.5pt" style:font-size-complex="10.5pt" fo:language="en" fo:country="US" style:language-asian="fr" style:country-asian="FR"/>
    </style:style>
    <style:style style:name="T37" style:parent-style-name="Policepardéfaut" style:family="text">
      <style:text-properties style:font-name="Consolas" style:font-name-asian="Times New Roman" fo:color="#CDD3DE" fo:font-size="10.5pt" style:font-size-asian="10.5pt" style:font-size-complex="10.5pt" fo:language="en" fo:country="US" style:language-asian="fr" style:country-asian="FR"/>
    </style:style>
    <style:style style:name="T38" style:parent-style-name="Policepardéfaut" style:family="text">
      <style:text-properties style:font-name="Consolas" style:font-name-asian="Times New Roman" fo:color="#5FB3B3" fo:font-size="10.5pt" style:font-size-asian="10.5pt" style:font-size-complex="10.5pt" fo:language="en" fo:country="US" style:language-asian="fr" style:country-asian="FR"/>
    </style:style>
    <style:style style:name="T39" style:parent-style-name="Policepardéfaut" style:family="text">
      <style:text-properties style:font-name="Consolas" style:font-name-asian="Times New Roman" fo:color="#99C794" fo:font-size="10.5pt" style:font-size-asian="10.5pt" style:font-size-complex="10.5pt" fo:language="en" fo:country="US" style:language-asian="fr" style:country-asian="FR"/>
    </style:style>
    <style:style style:name="P40" style:parent-style-name="Normal" style:family="paragraph">
      <style:paragraph-properties fo:margin-bottom="0in" style:line-height-at-least="0.1979in" fo:background-color="#1B2B34"/>
    </style:style>
    <style:style style:name="T41" style:parent-style-name="Policepardéfaut" style:family="text">
      <style:text-properties style:font-name="Consolas" style:font-name-asian="Times New Roman" fo:color="#99C794" fo:font-size="10.5pt" style:font-size-asian="10.5pt" style:font-size-complex="10.5pt" fo:language="en" fo:country="US" style:language-asian="fr" style:country-asian="FR"/>
    </style:style>
    <style:style style:name="T42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43" style:parent-style-name="Policepardéfaut" style:family="text">
      <style:text-properties style:font-name="Consolas" style:font-name-asian="Times New Roman" fo:color="#CDD3DE" fo:font-size="10.5pt" style:font-size-asian="10.5pt" style:font-size-complex="10.5pt" style:language-asian="fr" style:country-asian="FR"/>
    </style:style>
    <style:style style:name="T44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45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T46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47" style:parent-style-name="Policepardéfaut" style:family="text">
      <style:text-properties style:font-name="Consolas" style:font-name-asian="Times New Roman" fo:color="#CDD3DE" fo:font-size="10.5pt" style:font-size-asian="10.5pt" style:font-size-complex="10.5pt" style:language-asian="fr" style:country-asian="FR"/>
    </style:style>
    <style:style style:name="T48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49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T50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51" style:parent-style-name="Policepardéfaut" style:family="text">
      <style:text-properties style:font-name="Consolas" style:font-name-asian="Times New Roman" fo:color="#CDD3DE" fo:font-size="10.5pt" style:font-size-asian="10.5pt" style:font-size-complex="10.5pt" style:language-asian="fr" style:country-asian="FR"/>
    </style:style>
    <style:style style:name="T52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53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T54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55" style:parent-style-name="Policepardéfaut" style:family="text">
      <style:text-properties style:font-name="Consolas" style:font-name-asian="Times New Roman" fo:color="#CDD3DE" fo:font-size="10.5pt" style:font-size-asian="10.5pt" style:font-size-complex="10.5pt" style:language-asian="fr" style:country-asian="FR"/>
    </style:style>
    <style:style style:name="T56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57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T58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59" style:parent-style-name="Policepardéfaut" style:family="text">
      <style:text-properties style:font-name="Consolas" style:font-name-asian="Times New Roman" fo:color="#CDD3DE" fo:font-size="10.5pt" style:font-size-asian="10.5pt" style:font-size-complex="10.5pt" style:language-asian="fr" style:country-asian="FR"/>
    </style:style>
    <style:style style:name="T60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61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T62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63" style:parent-style-name="Policepardéfaut" style:family="text">
      <style:text-properties style:font-name="Consolas" style:font-name-asian="Times New Roman" fo:color="#CDD3DE" fo:font-size="10.5pt" style:font-size-asian="10.5pt" style:font-size-complex="10.5pt" style:language-asian="fr" style:country-asian="FR"/>
    </style:style>
    <style:style style:name="T64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65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T66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67" style:parent-style-name="Policepardéfaut" style:family="text">
      <style:text-properties style:font-name="Consolas" style:font-name-asian="Times New Roman" fo:color="#CDD3DE" fo:font-size="10.5pt" style:font-size-asian="10.5pt" style:font-size-complex="10.5pt" style:language-asian="fr" style:country-asian="FR"/>
    </style:style>
    <style:style style:name="T68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69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T70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71" style:parent-style-name="Policepardéfaut" style:family="text">
      <style:text-properties style:font-name="Consolas" style:font-name-asian="Times New Roman" fo:color="#CDD3DE" fo:font-size="10.5pt" style:font-size-asian="10.5pt" style:font-size-complex="10.5pt" style:language-asian="fr" style:country-asian="FR"/>
    </style:style>
    <style:style style:name="T72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73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T74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75" style:parent-style-name="Policepardéfaut" style:family="text">
      <style:text-properties style:font-name="Consolas" style:font-name-asian="Times New Roman" fo:color="#CDD3DE" fo:font-size="10.5pt" style:font-size-asian="10.5pt" style:font-size-complex="10.5pt" style:language-asian="fr" style:country-asian="FR"/>
    </style:style>
    <style:style style:name="T76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77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T78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79" style:parent-style-name="Policepardéfaut" style:family="text">
      <style:text-properties style:font-name="Consolas" style:font-name-asian="Times New Roman" fo:color="#CDD3DE" fo:font-size="10.5pt" style:font-size-asian="10.5pt" style:font-size-complex="10.5pt" style:language-asian="fr" style:country-asian="FR"/>
    </style:style>
    <style:style style:name="T80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81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T82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83" style:parent-style-name="Policepardéfaut" style:family="text">
      <style:text-properties style:font-name="Consolas" style:font-name-asian="Times New Roman" fo:color="#CDD3DE" fo:font-size="10.5pt" style:font-size-asian="10.5pt" style:font-size-complex="10.5pt" style:language-asian="fr" style:country-asian="FR"/>
    </style:style>
    <style:style style:name="T84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85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T86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87" style:parent-style-name="Policepardéfaut" style:family="text">
      <style:text-properties style:font-name="Consolas" style:font-name-asian="Times New Roman" fo:color="#CDD3DE" fo:font-size="10.5pt" style:font-size-asian="10.5pt" style:font-size-complex="10.5pt" style:language-asian="fr" style:country-asian="FR"/>
    </style:style>
    <style:style style:name="T88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89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T90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91" style:parent-style-name="Policepardéfaut" style:family="text">
      <style:text-properties style:font-name="Consolas" style:font-name-asian="Times New Roman" fo:color="#CDD3DE" fo:font-size="10.5pt" style:font-size-asian="10.5pt" style:font-size-complex="10.5pt" style:language-asian="fr" style:country-asian="FR"/>
    </style:style>
    <style:style style:name="T92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93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T94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95" style:parent-style-name="Policepardéfaut" style:family="text">
      <style:text-properties style:font-name="Consolas" style:font-name-asian="Times New Roman" fo:color="#CDD3DE" fo:font-size="10.5pt" style:font-size-asian="10.5pt" style:font-size-complex="10.5pt" style:language-asian="fr" style:country-asian="FR"/>
    </style:style>
    <style:style style:name="T96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97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T98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99" style:parent-style-name="Policepardéfaut" style:family="text">
      <style:text-properties style:font-name="Consolas" style:font-name-asian="Times New Roman" fo:color="#CDD3DE" fo:font-size="10.5pt" style:font-size-asian="10.5pt" style:font-size-complex="10.5pt" style:language-asian="fr" style:country-asian="FR"/>
    </style:style>
    <style:style style:name="T100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101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T102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103" style:parent-style-name="Policepardéfaut" style:family="text">
      <style:text-properties style:font-name="Consolas" style:font-name-asian="Times New Roman" fo:color="#CDD3DE" fo:font-size="10.5pt" style:font-size-asian="10.5pt" style:font-size-complex="10.5pt" style:language-asian="fr" style:country-asian="FR"/>
    </style:style>
    <style:style style:name="T104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105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T106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107" style:parent-style-name="Policepardéfaut" style:family="text">
      <style:text-properties style:font-name="Consolas" style:font-name-asian="Times New Roman" fo:color="#CDD3DE" fo:font-size="10.5pt" style:font-size-asian="10.5pt" style:font-size-complex="10.5pt" style:language-asian="fr" style:country-asian="FR"/>
    </style:style>
    <style:style style:name="T108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109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T110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111" style:parent-style-name="Policepardéfaut" style:family="text">
      <style:text-properties style:font-name="Consolas" style:font-name-asian="Times New Roman" fo:color="#CDD3DE" fo:font-size="10.5pt" style:font-size-asian="10.5pt" style:font-size-complex="10.5pt" style:language-asian="fr" style:country-asian="FR"/>
    </style:style>
    <style:style style:name="T112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113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T114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115" style:parent-style-name="Policepardéfaut" style:family="text">
      <style:text-properties style:font-name="Consolas" style:font-name-asian="Times New Roman" fo:color="#CDD3DE" fo:font-size="10.5pt" style:font-size-asian="10.5pt" style:font-size-complex="10.5pt" style:language-asian="fr" style:country-asian="FR"/>
    </style:style>
    <style:style style:name="T116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117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T118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119" style:parent-style-name="Policepardéfaut" style:family="text">
      <style:text-properties style:font-name="Consolas" style:font-name-asian="Times New Roman" fo:color="#CDD3DE" fo:font-size="10.5pt" style:font-size-asian="10.5pt" style:font-size-complex="10.5pt" style:language-asian="fr" style:country-asian="FR"/>
    </style:style>
    <style:style style:name="T120" style:parent-style-name="Policepardéfaut" style:family="text">
      <style:text-properties style:font-name="Consolas" style:font-name-asian="Times New Roman" fo:color="#5FB3B3" fo:font-size="10.5pt" style:font-size-asian="10.5pt" style:font-size-complex="10.5pt" style:language-asian="fr" style:country-asian="FR"/>
    </style:style>
    <style:style style:name="T121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P122" style:parent-style-name="Normal" style:family="paragraph">
      <style:paragraph-properties fo:margin-bottom="0in" style:line-height-at-least="0.1979in" fo:background-color="#1B2B34"/>
    </style:style>
    <style:style style:name="T123" style:parent-style-name="Policepardéfaut" style:family="text">
      <style:text-properties style:font-name="Consolas" style:font-name-asian="Times New Roman" fo:color="#99C794" fo:font-size="10.5pt" style:font-size-asian="10.5pt" style:font-size-complex="10.5pt" fo:language="en" fo:country="US" style:language-asian="fr" style:country-asian="FR"/>
    </style:style>
    <style:style style:name="P124" style:parent-style-name="Normal" style:family="paragraph">
      <style:paragraph-properties fo:margin-bottom="0.1666in" style:line-height-at-least="0.1979in" fo:background-color="#1B2B34"/>
      <style:text-properties style:font-name="Consolas" style:font-name-asian="Times New Roman" fo:color="#CDD3DE" fo:font-size="10.5pt" style:font-size-asian="10.5pt" style:font-size-complex="10.5pt" fo:language="en" fo:country="US" style:language-asian="fr" style:country-asian="FR"/>
    </style:style>
    <style:style style:name="P125" style:parent-style-name="Normal" style:family="paragraph">
      <style:paragraph-properties fo:margin-bottom="0in" style:line-height-at-least="0.1979in" fo:background-color="#1B2B34"/>
    </style:style>
    <style:style style:name="T126" style:parent-style-name="Policepardéfaut" style:family="text">
      <style:text-properties style:font-name="Consolas" style:font-name-asian="Times New Roman" fo:color="#99C794" fo:font-size="10.5pt" style:font-size-asian="10.5pt" style:font-size-complex="10.5pt" fo:language="en" fo:country="US" style:language-asian="fr" style:country-asian="FR"/>
    </style:style>
    <style:style style:name="P127" style:parent-style-name="Normal" style:family="paragraph">
      <style:text-properties fo:language="en" fo:country="US"/>
    </style:style>
    <style:style style:name="P128" style:parent-style-name="Normal" style:family="paragraph">
      <style:paragraph-properties fo:margin-bottom="0in" style:line-height-at-least="0.1979in" fo:background-color="#1B2B34"/>
    </style:style>
    <style:style style:name="T129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P130" style:parent-style-name="Normal" style:family="paragraph">
      <style:paragraph-properties fo:margin-bottom="0in" style:line-height-at-least="0.1979in" fo:background-color="#1B2B34"/>
    </style:style>
    <style:style style:name="T131" style:parent-style-name="Policepardéfaut" style:family="text">
      <style:text-properties style:font-name="Consolas" style:font-name-asian="Times New Roman" fo:color="#99C794" fo:font-size="10.5pt" style:font-size-asian="10.5pt" style:font-size-complex="10.5pt" fo:language="en" fo:country="US" style:language-asian="fr" style:country-asian="FR"/>
    </style:style>
    <style:style style:name="P132" style:parent-style-name="Normal" style:family="paragraph">
      <style:paragraph-properties fo:margin-bottom="0in" style:line-height-at-least="0.1979in" fo:background-color="#1B2B34"/>
    </style:style>
    <style:style style:name="T133" style:parent-style-name="Policepardéfaut" style:family="text">
      <style:text-properties style:font-name="Consolas" style:font-name-asian="Times New Roman" fo:color="#99C794" fo:font-size="10.5pt" style:font-size-asian="10.5pt" style:font-size-complex="10.5pt" fo:language="en" fo:country="US" style:language-asian="fr" style:country-asian="FR"/>
    </style:style>
    <style:style style:name="P134" style:parent-style-name="Normal" style:family="paragraph">
      <style:paragraph-properties fo:margin-bottom="0in" style:line-height-at-least="0.1979in" fo:background-color="#1B2B34"/>
      <style:text-properties style:font-name="Consolas" style:font-name-asian="Times New Roman" fo:color="#CDD3DE" fo:font-size="10.5pt" style:font-size-asian="10.5pt" style:font-size-complex="10.5pt" fo:language="en" fo:country="US" style:language-asian="fr" style:country-asian="FR"/>
    </style:style>
    <style:style style:name="P135" style:parent-style-name="Normal" style:family="paragraph">
      <style:paragraph-properties fo:margin-bottom="0in" style:line-height-at-least="0.1979in" fo:background-color="#1B2B34"/>
    </style:style>
    <style:style style:name="T136" style:parent-style-name="Policepardéfaut" style:family="text">
      <style:text-properties style:font-name="Consolas" style:font-name-asian="Times New Roman" fo:color="#99C794" fo:font-size="10.5pt" style:font-size-asian="10.5pt" style:font-size-complex="10.5pt" fo:language="en" fo:country="US" style:language-asian="fr" style:country-asian="FR"/>
    </style:style>
    <style:style style:name="P137" style:parent-style-name="Normal" style:family="paragraph">
      <style:paragraph-properties fo:margin-bottom="0in" style:line-height-at-least="0.1979in" fo:background-color="#1B2B34"/>
    </style:style>
    <style:style style:name="T138" style:parent-style-name="Policepardéfaut" style:family="text">
      <style:text-properties style:font-name="Consolas" style:font-name-asian="Times New Roman" fo:color="#99C794" fo:font-size="10.5pt" style:font-size-asian="10.5pt" style:font-size-complex="10.5pt" fo:language="en" fo:country="US" style:language-asian="fr" style:country-asian="FR"/>
    </style:style>
    <style:style style:name="P139" style:parent-style-name="Normal" style:family="paragraph">
      <style:paragraph-properties fo:margin-bottom="0in" style:line-height-at-least="0.1979in" fo:background-color="#1B2B34"/>
    </style:style>
    <style:style style:name="T140" style:parent-style-name="Policepardéfaut" style:family="text">
      <style:text-properties style:font-name="Consolas" style:font-name-asian="Times New Roman" fo:color="#99C794" fo:font-size="10.5pt" style:font-size-asian="10.5pt" style:font-size-complex="10.5pt" style:language-asian="fr" style:country-asian="FR"/>
    </style:style>
    <style:style style:name="P141" style:parent-style-name="Normal" style:family="paragraph">
      <style:paragraph-properties style:vertical-align="auto"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2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43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144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45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4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147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148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49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5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151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52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53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154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55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5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157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58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5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160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61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62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163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64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6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16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167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168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69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FR" style:language-asian="en" style:country-asian="GB"/>
    </style:style>
    <style:style style:name="T170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FR" style:language-asian="en" style:country-asian="GB"/>
    </style:style>
    <style:style style:name="T171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172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173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74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7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176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77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7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179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80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81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182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83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84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85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8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187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88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8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19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191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92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93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194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95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9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197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98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19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200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201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202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203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204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20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206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207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20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20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210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211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FR" style:language-asian="en" style:country-asian="GB"/>
    </style:style>
    <style:style style:name="T212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FR" style:language-asian="en" style:country-asian="GB"/>
    </style:style>
    <style:style style:name="T213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21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215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216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217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218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219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22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221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222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T223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FR" style:language-asian="en" style:country-asian="GB"/>
    </style:style>
    <style:style style:name="T224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FR" style:language-asian="en" style:country-asian="GB"/>
    </style:style>
    <style:style style:name="P225" style:parent-style-name="Normal" style:family="paragraph">
      <style:text-properties fo:language="en" fo:country="FR"/>
    </style:style>
  </office:automatic-styles>
  <office:body>
    <office:text text:use-soft-page-breaks="true">
      <text:p text:style-name="P1"># Table externe Immatriculation (Hive -&gt; Mongo )<text:s/></text:p>
      <text:p text:style-name="P2">drop table IMMATRICULATION_EXT_TPA;</text:p>
      <text:p text:style-name="P3"/>
      <text:p text:style-name="P4"><text:span text:style-name="T5">CREATE EXTERNAL TABLE  IMMATRICULATION_EXT_TPA (</text:span></text:p>
      <text:p text:style-name="P6"><text:span text:style-name="T7">ID STRING,</text:span></text:p>
      <text:p text:style-name="P8"><text:span text:style-name="T9">IMMATRICULATION STRING,</text:span></text:p>
      <text:p text:style-name="P10"><text:span text:style-name="T11">MARQUE STRING,</text:span></text:p>
      <text:p text:style-name="P12"><text:span text:style-name="T13">NOM STRING,</text:span></text:p>
      <text:p text:style-name="P14"><text:span text:style-name="T15">PUISSANCE INT,</text:span></text:p>
      <text:p text:style-name="P16"><text:span text:style-name="T17">LONGUEUR  STRING,</text:span></text:p>
      <text:p text:style-name="P18"><text:span text:style-name="T19">NBPLACES INT,</text:span></text:p>
      <text:p text:style-name="P20"><text:span text:style-name="T21">NBPORTES INT,</text:span></text:p>
      <text:p text:style-name="P22"><text:span text:style-name="T23">COULEUR STRING,</text:span></text:p>
      <text:p text:style-name="P24"><text:span text:style-name="T25">OCCASION STRING,</text:span></text:p>
      <text:p text:style-name="P26"><text:span text:style-name="T27">PRIX INT)</text:span></text:p>
      <text:p text:style-name="P28"><text:span text:style-name="T29">STORED BY 'com.mongodb.hadoop.hive.MongoStorageHandler'</text:span></text:p>
      <text:p text:style-name="P30"><text:span text:style-name="T31">WITH SERDEPROPERTIES('mongo.columns.mapping'='{</text:span><text:span text:style-name="T32">"</text:span><text:span text:style-name="T33">id</text:span><text:span text:style-name="T34">"</text:span><text:span text:style-name="T35">:</text:span><text:span text:style-name="T36">"</text:span><text:span text:style-name="T37">_id</text:span><text:span text:style-name="T38">"</text:span><text:span text:style-name="T39">,</text:span></text:p>
      <text:p text:style-name="P40"><text:span text:style-name="T41"> </text:span><text:span text:style-name="T42">"</text:span><text:span text:style-name="T43">immatriculation</text:span><text:span text:style-name="T44">"</text:span><text:span text:style-name="T45">:</text:span><text:span text:style-name="T46">"</text:span><text:span text:style-name="T47">immatriculation</text:span><text:span text:style-name="T48">"</text:span><text:span text:style-name="T49">,<text:s/></text:span><text:span text:style-name="T50">"</text:span><text:span text:style-name="T51">marque</text:span><text:span text:style-name="T52">"</text:span><text:span text:style-name="T53">:</text:span><text:span text:style-name="T54">"</text:span><text:span text:style-name="T55">marque</text:span><text:span text:style-name="T56">"</text:span><text:span text:style-name="T57">,<text:s/></text:span><text:span text:style-name="T58">"</text:span><text:span text:style-name="T59">nom</text:span><text:span text:style-name="T60">"</text:span><text:span text:style-name="T61">:</text:span><text:span text:style-name="T62">"</text:span><text:span text:style-name="T63">nom</text:span><text:span text:style-name="T64">"</text:span><text:span text:style-name="T65">,<text:s/></text:span><text:span text:style-name="T66">"</text:span><text:span text:style-name="T67">puissance</text:span><text:span text:style-name="T68">"</text:span><text:span text:style-name="T69">:</text:span><text:span text:style-name="T70">"</text:span><text:span text:style-name="T71">puissance</text:span><text:span text:style-name="T72">"</text:span><text:span text:style-name="T73">,<text:s/></text:span><text:span text:style-name="T74">"</text:span><text:span text:style-name="T75">longueur</text:span><text:span text:style-name="T76">"</text:span><text:span text:style-name="T77">:</text:span><text:span text:style-name="T78">"</text:span><text:span text:style-name="T79">longueur</text:span><text:span text:style-name="T80">"</text:span><text:span text:style-name="T81">,<text:s/></text:span><text:span text:style-name="T82">"</text:span><text:span text:style-name="T83">nbPlaces</text:span><text:span text:style-name="T84">"</text:span><text:span text:style-name="T85">:</text:span><text:span text:style-name="T86">"</text:span><text:span text:style-name="T87">nbPlaces</text:span><text:span text:style-name="T88">"</text:span><text:span text:style-name="T89">,<text:s/></text:span><text:span text:style-name="T90">"</text:span><text:span text:style-name="T91">nbPortes</text:span><text:span text:style-name="T92">"</text:span><text:span text:style-name="T93">:</text:span><text:span text:style-name="T94">"</text:span><text:span text:style-name="T95">nbPortes</text:span><text:span text:style-name="T96">"</text:span><text:span text:style-name="T97">,<text:s/></text:span><text:span text:style-name="T98">"</text:span><text:span text:style-name="T99">couleur</text:span><text:span text:style-name="T100">"</text:span><text:span text:style-name="T101">:</text:span><text:span text:style-name="T102">"</text:span><text:span text:style-name="T103">couleur</text:span><text:span text:style-name="T104">"</text:span><text:span text:style-name="T105">,<text:s/></text:span><text:span text:style-name="T106">"</text:span><text:span text:style-name="T107">occasion</text:span><text:span text:style-name="T108">"</text:span><text:span text:style-name="T109">:</text:span><text:span text:style-name="T110">"</text:span><text:span text:style-name="T111">occasion</text:span><text:span text:style-name="T112">"</text:span><text:span text:style-name="T113">,<text:s/></text:span><text:span text:style-name="T114">"</text:span><text:span text:style-name="T115">prix</text:span><text:span text:style-name="T116">"</text:span><text:span text:style-name="T117">:</text:span><text:span text:style-name="T118">"</text:span><text:span text:style-name="T119">prix</text:span><text:span text:style-name="T120">"</text:span><text:span text:style-name="T121">}')</text:span></text:p>
      <text:p text:style-name="P122"><text:span text:style-name="T123">TBLPROPERTIES('mongo.uri'='mongodb://localhost:27017/tpa.Immatriculations');</text:span></text:p>
      <text:p text:style-name="P124"/>
      <text:p text:style-name="P125"><text:span text:style-name="T126">select * from IMMATRICULATION_EXT_TPA;</text:span></text:p>
      <text:p text:style-name="P127"/>
      <text:p text:style-name="Normal"># Table externe Catalogue &amp; Co2 (Hive -&gt; HDFS)</text:p>
      <text:p text:style-name="P128"><text:span text:style-name="T129">CREATE EXTERNAL TABLE  Catalogue_HDFS_H_EXT  (MARQUE STRING, NOM STRING,  PUISSANCE STRING, LONGUEUR STRING, NBPLACE STRING, NBPORTES STRING, COULEUR STRING, OCCASION STRING, PRIX STRING)</text:span></text:p>
      <text:p text:style-name="P130"><text:span text:style-name="T131">ROW FORMAT DELIMITED FIELDS TERMINATED BY ','</text:span></text:p>
      <text:p text:style-name="P132"><text:span text:style-name="T133">LOCATION 'hdfs:/tpa';</text:span></text:p>
      <text:p text:style-name="P134"/>
      <text:p text:style-name="P135"><text:span text:style-name="T136">CREATE EXTERNAL TABLE  CO2_HDFS_H_EXT (ID INT,Marque_Modele STRING ,Bonus_Malus STRING,Rejets_CO2_g_km STRING,Cout_enerie STRING)</text:span></text:p>
      <text:p text:style-name="P137"><text:span text:style-name="T138">ROW FORMAT DELIMITED FIELDS TERMINATED BY ','</text:span></text:p>
      <text:p text:style-name="P139"><text:span text:style-name="T140">LOCATION 'hdfs:/tpa';</text:span></text:p>
      <text:p text:style-name="Normal"/>
      <text:p text:style-name="Normal"># Table externe clients et marketing (Hive -&gt; Oracle Nosql)</text:p>
      <text:p text:style-name="P141"><text:span text:style-name="T142">drop table<text:s/></text:span><text:span text:style-name="T143">CLIENTS_TPA_H_EXT</text:span><text:span text:style-name="T144">;</text:span><text:span text:style-name="T145"><text:line-break/>CREATE EXTERNAL TABLE <text:s/></text:span><text:span text:style-name="T146">CLIENTS_TPA_H_EXT <text:s/>(</text:span><text:span text:style-name="T147"><text:line-break/>AGE<text:s/></text:span><text:span text:style-name="T148">INT,</text:span><text:span text:style-name="T149"><text:line-break/></text:span><text:span text:style-name="T150">SEXE STRING</text:span><text:span text:style-name="T151">,</text:span><text:span text:style-name="T152"><text:line-break/></text:span><text:span text:style-name="T153">TAUX<text:s/></text:span><text:span text:style-name="T154">INT,</text:span><text:span text:style-name="T155"><text:line-break/></text:span><text:span text:style-name="T156">SITUATION_FAMILIALE STRING</text:span><text:span text:style-name="T157">,</text:span><text:span text:style-name="T158"><text:line-break/></text:span><text:span text:style-name="T159">NOMBRE_ENFANTS <text:s/></text:span><text:span text:style-name="T160">INT,</text:span><text:span text:style-name="T161"><text:line-break/></text:span><text:span text:style-name="T162">DEUXIEME_VOITURE BOOLEAN</text:span><text:span text:style-name="T163">,</text:span><text:span text:style-name="T164"><text:line-break/></text:span><text:span text:style-name="T165">IMMATRICULATION STRING)</text:span><text:span text:style-name="T166"><text:line-break/></text:span><text:soft-page-break/><text:span text:style-name="T167">STORED<text:s/></text:span><text:span text:style-name="T168">BY<text:s/></text:span><text:span text:style-name="T169">'oracle.kv.hadoop.hive.table.TableStorageHandler'</text:span><text:span text:style-name="T170"><text:line-break/></text:span><text:span text:style-name="T171">TBLPROPERTIES (</text:span><text:span text:style-name="T172"><text:line-break/>"oracle.kv.kvstore" = "kvstore"</text:span><text:span text:style-name="T173">,</text:span><text:span text:style-name="T174"><text:line-break/></text:span><text:span text:style-name="T175">"oracle.kv.hosts" = "127.0.0.1:5000"</text:span><text:span text:style-name="T176">,</text:span><text:span text:style-name="T177"><text:line-break/></text:span><text:span text:style-name="T178">"oracle.kv.hadoop.hosts" = "localhost"</text:span><text:span text:style-name="T179">,</text:span><text:span text:style-name="T180"><text:line-break/></text:span><text:span text:style-name="T181">"oracle.kv.tableName" = "CLIENT_TPA_GROUPE_4")</text:span><text:span text:style-name="T182">;</text:span><text:span text:style-name="T183"><text:line-break/></text:span><text:span text:style-name="T184"><text:line-break/></text:span><text:span text:style-name="T185"><text:line-break/>drop table<text:s/></text:span><text:span text:style-name="T186">MARKETING_TPA_H_EXT</text:span><text:span text:style-name="T187">;</text:span><text:span text:style-name="T188"><text:line-break/>CREATE EXTERNAL TABLE<text:s/></text:span><text:span text:style-name="T189">MARKETING_TPA_H_EXT (</text:span><text:span text:style-name="T190"><text:line-break/>ID STRING</text:span><text:span text:style-name="T191">,</text:span><text:span text:style-name="T192"><text:line-break/></text:span><text:span text:style-name="T193">AGE<text:s/></text:span><text:span text:style-name="T194">INT,</text:span><text:span text:style-name="T195"><text:line-break/></text:span><text:span text:style-name="T196">SEXE STRING</text:span><text:span text:style-name="T197">,</text:span><text:span text:style-name="T198"><text:line-break/></text:span><text:span text:style-name="T199">TAUX<text:s/></text:span><text:span text:style-name="T200">INT,</text:span><text:span text:style-name="T201"><text:line-break/></text:span><text:span text:style-name="T202">SITUATION_FAMILIALE STRING</text:span><text:span text:style-name="T203">,</text:span><text:span text:style-name="T204"><text:line-break/></text:span><text:span text:style-name="T205">NOMBRE_ENFANTS <text:s/></text:span><text:span text:style-name="T206">INT,</text:span><text:span text:style-name="T207"><text:line-break/></text:span><text:span text:style-name="T208">DEUXIEME_VOITURE BOOLEAN)</text:span><text:span text:style-name="T209"><text:line-break/>STORED<text:s/></text:span><text:span text:style-name="T210">BY<text:s/></text:span><text:span text:style-name="T211">'oracle.kv.hadoop.hive.table.TableStorageHandler'</text:span><text:span text:style-name="T212"><text:line-break/></text:span><text:span text:style-name="T213">TBLPROPERTIES (</text:span><text:span text:style-name="T214"><text:line-break/>"oracle.kv.kvstore" = "kvstore"</text:span><text:span text:style-name="T215">,</text:span><text:span text:style-name="T216"><text:line-break/></text:span><text:span text:style-name="T217">"oracle.kv.hosts" = "127.0.0.1:5000"</text:span><text:span text:style-name="T218">,</text:span><text:span text:style-name="T219"><text:line-break/></text:span><text:span text:style-name="T220">"oracle.kv.hadoop.hosts" = "localhost"</text:span><text:span text:style-name="T221">,</text:span><text:span text:style-name="T222"><text:line-break/></text:span><text:span text:style-name="T223">"oracle.kv.tableName" = "MARKETING_TPA_GROUPE_4")</text:span><text:span text:style-name="T224">;</text:span></text:p>
      <text:p text:style-name="P2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olicepardéfaut" style:display-name="Police par défaut" style:family="text"/>
    <style:style style:name="HTMLPreformatted" style:display-name="HTML Preformatted" style:family="paragraph" style:parent-style-name="Normal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FR" style:language-asian="en" style:country-asian="GB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fo:language="en" fo:country="FR" style:language-asian="en" style:country-asian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dicaël Nshimiye</meta:initial-creator>
    <dc:creator>Adams Pierre David</dc:creator>
    <meta:creation-date>2023-01-12T19:27:00Z</meta:creation-date>
    <dc:date>2023-01-13T00:27:00Z</dc:date>
    <meta:template xlink:href="Normal.dotm" xlink:type="simple"/>
    <meta:editing-cycles>2</meta:editing-cycles>
    <meta:editing-duration>PT900S</meta:editing-duration>
    <meta:document-statistic meta:page-count="2" meta:paragraph-count="4" meta:word-count="328" meta:character-count="2194" meta:row-count="15" meta:non-whitespace-character-count="1870"/>
  </office:meta>
</office:document-meta>
</file>